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03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801cm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6" style:family="table-row">
      <style:table-row-properties style:min-row-height="0.801cm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7" style:family="table-row">
      <style:table-row-properties style:min-row-height="0.801cm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8" style:family="table-row">
      <style:table-row-properties style:min-row-height="0.801cm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9" style:family="table-row">
      <style:table-row-properties style:min-row-height="0.801cm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0" style:family="table-row">
      <style:table-row-properties style:min-row-height="0.801cm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1" style:family="table-row">
      <style:table-row-properties style:min-row-height="0.801cm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2" style:family="table-row">
      <style:table-row-properties style:min-row-height="0.801cm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d6a833" officeooo:paragraph-rsid="023ddae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5c9d06" officeooo:paragraph-rsid="023a872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7b682" officeooo:paragraph-rsid="0237b68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8d6eb" officeooo:paragraph-rsid="0238d6e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8d6eb" officeooo:paragraph-rsid="0238d6e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2312efe" officeooo:paragraph-rsid="023c2a9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normal" officeooo:rsid="01d8e437" officeooo:paragraph-rsid="01d8e43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a8723" officeooo:paragraph-rsid="023a872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use-window-font-color="true" loext:opacity="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c2a96" officeooo:paragraph-rsid="023c2a9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normal" officeooo:rsid="023ddaef" officeooo:paragraph-rsid="023ddae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2pt" fo:language="fr" fo:country="FR" fo:font-style="normal" fo:font-weight="normal" officeooo:rsid="021780a9" officeooo:paragraph-rsid="0236661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2pt" fo:language="fr" fo:country="FR" fo:font-style="normal" fo:font-weight="normal" officeooo:rsid="01930f11" officeooo:paragraph-rsid="0236661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3a8723" officeooo:paragraph-rsid="023a8723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3ddaef" officeooo:paragraph-rsid="023ddae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af2b2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break-before="page"/>
      <style:text-properties fo:color="#18a303" loext:opacity="100%" style:font-name="Arial1" fo:font-size="12pt" fo:language="fr" fo:country="FR" fo:font-style="normal" fo:font-weight="bold" officeooo:rsid="00d6a833" officeooo:paragraph-rsid="022b56c4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f7830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color="#18a303" loext:opacity="100%" style:font-name="Arial1" fo:font-size="12pt" fo:language="fr" fo:country="FR" fo:font-style="normal" fo:font-weight="bold" officeooo:rsid="0237b682" officeooo:paragraph-rsid="0237b682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7b682" officeooo:paragraph-rsid="0237b682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517fc" officeooo:paragraph-rsid="023517fc" fo:background-color="transparent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c9211e" loext:opacity="100%" style:font-name="Arial1" fo:font-size="12pt" fo:language="fr" fo:country="FR" fo:font-style="normal" fo:font-weight="bold" officeooo:rsid="0237b682" officeooo:paragraph-rsid="0237b682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f4fcc"/>
    </style:style>
    <style:style style:name="T3" style:family="text">
      <style:text-properties officeooo:rsid="01f89511"/>
    </style:style>
    <style:style style:name="T4" style:family="text">
      <style:text-properties officeooo:rsid="02113d8a"/>
    </style:style>
    <style:style style:name="T5" style:family="text">
      <style:text-properties officeooo:rsid="02131edb"/>
    </style:style>
    <style:style style:name="T6" style:family="text">
      <style:text-properties officeooo:rsid="004683d9"/>
    </style:style>
    <style:style style:name="T7" style:family="text">
      <style:text-properties officeooo:rsid="0051c2c7"/>
    </style:style>
    <style:style style:name="T8" style:family="text">
      <style:text-properties officeooo:rsid="005e31e1"/>
    </style:style>
    <style:style style:name="T9" style:family="text">
      <style:text-properties officeooo:rsid="02268a87"/>
    </style:style>
    <style:style style:name="T10" style:family="text">
      <style:text-properties officeooo:rsid="022b56c4"/>
    </style:style>
    <style:style style:name="T11" style:family="text">
      <style:text-properties officeooo:rsid="022b72c9"/>
    </style:style>
    <style:style style:name="T12" style:family="text">
      <style:text-properties officeooo:rsid="005a8606"/>
    </style:style>
    <style:style style:name="T13" style:family="text">
      <style:text-properties officeooo:rsid="00559535"/>
    </style:style>
    <style:style style:name="T14" style:family="text">
      <style:text-properties officeooo:rsid="0236661f"/>
    </style:style>
    <style:style style:name="T15" style:family="text">
      <style:text-properties officeooo:rsid="0237b682"/>
    </style:style>
    <style:style style:name="T16" style:family="text">
      <style:text-properties officeooo:rsid="0238d6eb"/>
    </style:style>
    <style:style style:name="T17" style:family="text">
      <style:text-properties officeooo:rsid="023a7bb9"/>
    </style:style>
    <style:style style:name="T18" style:family="text">
      <style:text-properties officeooo:rsid="023c2a9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32449380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4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59">1</text:p>
          </table:table-cell>
          <table:table-cell table:style-name="Tableau1.A2" office:value-type="string">
            <text:p text:style-name="P61">20220826 <text:span text:style-name="T9">12</text:span>:<text:span text:style-name="T9">1</text:span>0</text:p>
          </table:table-cell>
          <table:table-cell table:style-name="Tableau1.A2" office:value-type="string">
            <text:p text:style-name="P62">P<text:span text:style-name="T3">r</text:span><text:span text:style-name="T5">ésentation, appel </text:span><text:span text:style-name="T3">et </text:span><text:span text:style-name="T5">distribution des </text:span><text:span text:style-name="T3">fiche</text:span><text:span text:style-name="T5">s</text:span><text:span text:style-name="T3"> de renseignement</text:span></text:p>
            <text:p text:style-name="P63">Absents :</text:p>
            <text:p text:style-name="P63">→ ABDOU Malcolm (1G6)</text:p>
            <text:p text:style-name="P63">→ AHAMADA Amatoullah (1G4)</text:p>
            <text:p text:style-name="P63">→ SAID ALI SOLA Asma (1G4)</text:p>
          </table:table-cell>
          <table:table-cell table:style-name="Tableau1.D2" office:value-type="float" office:value="15">
            <text:p text:style-name="P64">1<text:span text:style-name="T5">5</text:span></text:p>
          </table:table-cell>
          <table:table-cell table:style-name="Tableau1.D2" table:formula="ooow:&lt;D2&gt;" office:value-type="float" office:value="15">
            <text:p text:style-name="P65">15</text:p>
          </table:table-cell>
          <table:table-cell table:style-name="Tableau1.F2" office:value-type="string">
            <text:p text:style-name="P66">PRONOTE :</text:p>
            <text:p text:style-name="P66">→ Appel</text:p>
            <text:p text:style-name="P66">→ Cahier de texte</text:p>
            <text:p text:style-name="P66">→ Progression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50">2</text:p>
          </table:table-cell>
          <table:table-cell table:style-name="Tableau1.B3" office:value-type="string">
            <text:p text:style-name="P41"/>
          </table:table-cell>
          <table:table-cell table:style-name="Tableau1.C3" office:value-type="string">
            <text:p text:style-name="P42">Définition</text:p>
          </table:table-cell>
          <table:table-cell table:style-name="Tableau1.D3" office:value-type="float" office:value="25">
            <text:p text:style-name="P51">2<text:span text:style-name="T15">5</text:span></text:p>
          </table:table-cell>
          <table:table-cell table:style-name="Tableau1.E3" table:formula="ooow:&lt;E2&gt;+&lt;D3&gt;" office:value-type="float" office:value="40">
            <text:p text:style-name="P52">40</text:p>
          </table:table-cell>
          <table:table-cell table:style-name="Tableau1.F3" office:value-type="string">
            <text:p text:style-name="P53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54">3</text:p>
          </table:table-cell>
          <table:table-cell table:style-name="Tableau1.B4" office:value-type="string">
            <text:p text:style-name="P41"/>
          </table:table-cell>
          <table:table-cell table:style-name="Tableau1.C4" office:value-type="string">
            <text:p text:style-name="P43">Forme canonique</text:p>
          </table:table-cell>
          <table:table-cell table:style-name="Tableau1.D4" office:value-type="float" office:value="30">
            <text:p text:style-name="P49">30</text:p>
          </table:table-cell>
          <table:table-cell table:style-name="Tableau1.E4" table:formula="ooow:&lt;E3&gt;+&lt;D4&gt;" office:value-type="float" office:value="70">
            <text:p text:style-name="P52">70</text:p>
          </table:table-cell>
          <table:table-cell table:style-name="Tableau1.F4" office:value-type="string">
            <text:p text:style-name="P53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60">4</text:p>
          </table:table-cell>
          <table:table-cell table:style-name="Tableau1.B5" office:value-type="string">
            <text:p text:style-name="P41"/>
          </table:table-cell>
          <table:table-cell table:style-name="Tableau1.C5" office:value-type="string">
            <text:p text:style-name="P44">Variation et représentation</text:p>
          </table:table-cell>
          <table:table-cell table:style-name="Tableau1.D5" office:value-type="float" office:value="20">
            <text:p text:style-name="P49">20</text:p>
          </table:table-cell>
          <table:table-cell table:style-name="Tableau1.E5" table:formula="ooow:&lt;E4&gt;+&lt;D5&gt;" office:value-type="float" office:value="90">
            <text:p text:style-name="P52">90</text:p>
          </table:table-cell>
          <table:table-cell table:style-name="Tableau1.F5" office:value-type="string">
            <text:p text:style-name="P55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54">5</text:p>
          </table:table-cell>
          <table:table-cell table:style-name="Tableau1.B6" office:value-type="string">
            <text:p text:style-name="P46"/>
          </table:table-cell>
          <table:table-cell table:style-name="Tableau1.C6" office:value-type="string">
            <text:p text:style-name="P45"><text:span text:style-name="T6">Extremum </text:span><text:span text:style-name="T7">( minimum / maximum )</text:span></text:p>
          </table:table-cell>
          <table:table-cell table:style-name="Tableau1.D6" office:value-type="float" office:value="15">
            <text:p text:style-name="P56">15</text:p>
          </table:table-cell>
          <table:table-cell table:style-name="Tableau1.E6" table:formula="ooow:&lt;E5&gt;+&lt;D6&gt;" office:value-type="float" office:value="105">
            <text:p text:style-name="P52">105</text:p>
          </table:table-cell>
          <table:table-cell table:style-name="Tableau1.F6" office:value-type="string">
            <text:p text:style-name="P57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54">6</text:p>
          </table:table-cell>
          <table:table-cell table:style-name="Tableau1.B7" office:value-type="string">
            <text:p text:style-name="P47"/>
          </table:table-cell>
          <table:table-cell table:style-name="Tableau1.C7" office:value-type="string">
            <text:p text:style-name="P48">Correction des exercices 1-a, 1-b et 1-c</text:p>
          </table:table-cell>
          <table:table-cell table:style-name="Tableau1.D7">
            <text:p text:style-name="P56"/>
          </table:table-cell>
          <table:table-cell table:style-name="Tableau1.E7" table:formula="ooow:&lt;E6&gt;+&lt;D7&gt;" office:value-type="float" office:value="105">
            <text:p text:style-name="P52">105</text:p>
          </table:table-cell>
          <table:table-cell table:style-name="Tableau1.F7" office:value-type="string">
            <text:p text:style-name="P58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1">7</text:p>
          </table:table-cell>
          <table:table-cell table:style-name="Tableau1.B8" office:value-type="string">
            <text:p text:style-name="P33"/>
          </table:table-cell>
          <table:table-cell table:style-name="Tableau1.C8" office:value-type="string">
            <text:p text:style-name="P34"/>
          </table:table-cell>
          <table:table-cell table:style-name="Tableau1.D8">
            <text:p text:style-name="P22"/>
          </table:table-cell>
          <table:table-cell table:style-name="Tableau1.E8">
            <text:p text:style-name="P23"/>
          </table:table-cell>
          <table:table-cell table:style-name="Tableau1.F8" office:value-type="string">
            <text:p text:style-name="P24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1">8</text:p>
          </table:table-cell>
          <table:table-cell table:style-name="Tableau1.B9" office:value-type="string">
            <text:p text:style-name="P33">202208<text:span text:style-name="T14">30</text:span> <text:span text:style-name="T14">07</text:span>:<text:span text:style-name="T14">0</text:span>0</text:p>
          </table:table-cell>
          <table:table-cell table:style-name="Tableau1.C9" office:value-type="string">
            <text:p text:style-name="P34"><text:span text:style-name="T14">A</text:span><text:span text:style-name="T5">ppel</text:span></text:p>
          </table:table-cell>
          <table:table-cell table:style-name="Tableau1.D9" office:value-type="float" office:value="5">
            <text:p text:style-name="P22">5</text:p>
          </table:table-cell>
          <table:table-cell table:style-name="Tableau1.E9" table:formula="ooow:&lt;E8&gt;+&lt;D9&gt;" office:value-type="float" office:value="5">
            <text:p text:style-name="P23">5</text:p>
          </table:table-cell>
          <table:table-cell table:style-name="Tableau1.F9" office:value-type="string">
            <text:p text:style-name="P24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1">9</text:p>
          </table:table-cell>
          <table:table-cell table:style-name="Tableau1.B10" office:value-type="string">
            <text:p text:style-name="P14"/>
          </table:table-cell>
          <table:table-cell table:style-name="Tableau1.C10" office:value-type="string">
            <text:p text:style-name="P19"><text:span text:style-name="T18">Mini-Contrôle : </text:span>Exercice 1-d <text:span text:style-name="T17">sur une feuille blanche </text:span>(noté sur <text:span text:style-name="T17">2</text:span>)</text:p>
            <text:p text:style-name="P19">→ <text:span text:style-name="T17">Connaissance des formules (0,8)</text:span></text:p>
            <text:p text:style-name="P19">→ <text:span text:style-name="T17">Application des formules (0,8)</text:span></text:p>
            <text:p text:style-name="P19">→ <text:span text:style-name="T17">Exactitude des résultats (0,2)</text:span></text:p>
            <text:p text:style-name="P19">→ <text:span text:style-name="T17">Présentation (0,2)</text:span></text:p>
          </table:table-cell>
          <table:table-cell table:style-name="Tableau1.D10" office:value-type="float" office:value="5">
            <text:p text:style-name="P20">5</text:p>
          </table:table-cell>
          <table:table-cell table:style-name="Tableau1.E10" table:formula="ooow:&lt;E9&gt;+&lt;D10&gt;" office:value-type="float" office:value="10">
            <text:p text:style-name="P23">10</text:p>
          </table:table-cell>
          <table:table-cell table:style-name="Tableau1.F10" office:value-type="string">
            <text:p text:style-name="P24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1">10</text:p>
          </table:table-cell>
          <table:table-cell table:style-name="Tableau1.B18" office:value-type="string">
            <text:p text:style-name="P12"/>
          </table:table-cell>
          <table:table-cell table:style-name="Tableau1.C18" office:value-type="string">
            <text:p text:style-name="P18">Correction des exercices 1-<text:span text:style-name="T16">d, 1-e, 1-f</text:span></text:p>
          </table:table-cell>
          <table:table-cell table:style-name="Tableau1.D11" office:value-type="float" office:value="15">
            <text:p text:style-name="P25">15</text:p>
          </table:table-cell>
          <table:table-cell table:style-name="Tableau1.E11" table:formula="ooow:&lt;E10&gt;+&lt;D11&gt;" office:value-type="float" office:value="25">
            <text:p text:style-name="P23">25</text:p>
          </table:table-cell>
          <table:table-cell table:style-name="Tableau1.F18" office:value-type="string">
            <text:p text:style-name="P24"/>
          </table:table-cell>
        </table:table-row>
        <table:table-row table:style-name="Tableau1.12">
          <table:table-cell table:style-name="Tableau1.A13">
            <text:p text:style-name="P21"/>
          </table:table-cell>
          <table:table-cell table:style-name="Tableau1.B18" office:value-type="string">
            <text:p text:style-name="P12"/>
          </table:table-cell>
          <table:table-cell table:style-name="Tableau1.C18" office:value-type="string">
            <text:p text:style-name="P26">Démonstration de<text:span text:style-name="T18">s</text:span> formule<text:span text:style-name="T18">s</text:span> d<text:span text:style-name="T18">e la forme canonique</text:span></text:p>
          </table:table-cell>
          <table:table-cell table:style-name="Tableau1.D12" office:value-type="float" office:value="20">
            <text:p text:style-name="P31">20</text:p>
          </table:table-cell>
          <table:table-cell table:style-name="Tableau1.E12" table:formula="ooow:&lt;E11&gt;+&lt;D12&gt;" office:value-type="float" office:value="45">
            <text:p text:style-name="P23">45</text:p>
          </table:table-cell>
          <table:table-cell table:style-name="Tableau1.F18" office:value-type="string">
            <text:p text:style-name="P24"/>
          </table:table-cell>
        </table:table-row>
        <table:table-row table:style-name="Tableau1.13">
          <table:table-cell table:style-name="Tableau1.A13">
            <text:p text:style-name="P21"/>
          </table:table-cell>
          <table:table-cell table:style-name="Tableau1.B18" office:value-type="string">
            <text:p text:style-name="P12"/>
          </table:table-cell>
          <table:table-cell table:style-name="Tableau1.C18" office:value-type="string">
            <text:p text:style-name="P11">→ <text:span text:style-name="T10">Projection </text:span><text:span text:style-name="T11">GéoGebra du fichier 0105-G1-Définition</text:span></text:p>
            <text:p text:style-name="P11">→ <text:span text:style-name="T10">Projection </text:span><text:span text:style-name="T11">GéoGebra du fichier 0105-G2-Parabole</text:span></text:p>
          </table:table-cell>
          <table:table-cell table:style-name="Tableau1.D13" office:value-type="float" office:value="10">
            <text:p text:style-name="P32">10</text:p>
          </table:table-cell>
          <table:table-cell table:style-name="Tableau1.E13" table:formula="ooow:&lt;E12&gt;+&lt;D13&gt;" office:value-type="float" office:value="55">
            <text:p text:style-name="P23">55</text:p>
          </table:table-cell>
          <table:table-cell table:style-name="Tableau1.F18" office:value-type="string">
            <text:p text:style-name="P24"/>
          </table:table-cell>
        </table:table-row>
        <table:table-row table:style-name="Tableau1.14">
          <table:table-cell table:style-name="Tableau1.A18">
            <text:p text:style-name="P36"/>
          </table:table-cell>
          <table:table-cell table:style-name="Tableau1.B18" office:value-type="string">
            <text:p text:style-name="P12"/>
          </table:table-cell>
          <table:table-cell table:style-name="Tableau1.C18" office:value-type="string">
            <text:p text:style-name="P13"><text:span text:style-name="T12">Équation du second degré</text:span><text:span text:style-name="T13">.</text:span></text:p>
          </table:table-cell>
          <table:table-cell table:style-name="Tableau1.D14" office:value-type="float" office:value="25">
            <text:p text:style-name="P17">25</text:p>
          </table:table-cell>
          <table:table-cell table:style-name="Tableau1.E14" table:formula="ooow:&lt;E12&gt;+&lt;D14&gt;" office:value-type="float" office:value="70">
            <text:p text:style-name="P23">70</text:p>
          </table:table-cell>
          <table:table-cell table:style-name="Tableau1.F18" office:value-type="string">
            <text:p text:style-name="P27"/>
          </table:table-cell>
        </table:table-row>
        <table:table-row table:style-name="Tableau1.15">
          <table:table-cell table:style-name="Tableau1.A18">
            <text:p text:style-name="P36"/>
          </table:table-cell>
          <table:table-cell table:style-name="Tableau1.B18" office:value-type="string">
            <text:p text:style-name="P35"/>
          </table:table-cell>
          <table:table-cell table:style-name="Tableau1.C18" office:value-type="string">
            <text:p text:style-name="P15"><text:span text:style-name="T13">Discriminant d</text:span><text:span text:style-name="T8">u t</text:span><text:span text:style-name="T13">rinôme du second degré </text:span><text:span text:style-name="T13"><draw:frame draw:style-name="fr1" draw:name="Objet32" text:anchor-type="as-char" svg:y="-0.51cm" svg:width="2.365cm" svg:height="0.616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</table:table-cell>
          <table:table-cell table:style-name="Tableau1.D15" office:value-type="float" office:value="10">
            <text:p text:style-name="P29">10</text:p>
          </table:table-cell>
          <table:table-cell table:style-name="Tableau1.E15" table:formula="ooow:&lt;E14&gt;+&lt;D15&gt;" office:value-type="float" office:value="80">
            <text:p text:style-name="P23">80</text:p>
          </table:table-cell>
          <table:table-cell table:style-name="Tableau1.F18" office:value-type="string">
            <text:p text:style-name="P28"/>
          </table:table-cell>
        </table:table-row>
        <text:soft-page-break/>
        <table:table-row table:style-name="Tableau1.16">
          <table:table-cell table:style-name="Tableau1.A18">
            <text:p text:style-name="P36"/>
          </table:table-cell>
          <table:table-cell table:style-name="Tableau1.B18" office:value-type="string">
            <text:p text:style-name="P35"/>
          </table:table-cell>
          <table:table-cell table:style-name="Tableau1.C18" office:value-type="string">
            <text:p text:style-name="P30">Résolution d’une équation du second degré.</text:p>
          </table:table-cell>
          <table:table-cell table:style-name="Tableau1.D16" office:value-type="float" office:value="20">
            <text:p text:style-name="P39">20</text:p>
          </table:table-cell>
          <table:table-cell table:style-name="Tableau1.E16" table:formula="ooow:&lt;E15&gt;+&lt;D16&gt;" office:value-type="float" office:value="100">
            <text:p text:style-name="P23">100</text:p>
          </table:table-cell>
          <table:table-cell table:style-name="Tableau1.F18" office:value-type="string">
            <text:p text:style-name="P38"/>
          </table:table-cell>
        </table:table-row>
        <table:table-row table:style-name="Tableau1.17">
          <table:table-cell table:style-name="Tableau1.A18">
            <text:p text:style-name="P36"/>
          </table:table-cell>
          <table:table-cell table:style-name="Tableau1.B18" office:value-type="string">
            <text:p text:style-name="P35"/>
          </table:table-cell>
          <table:table-cell table:style-name="Tableau1.C18" office:value-type="string">
            <text:p text:style-name="P26">Démonstration de la formule du discriminant</text:p>
          </table:table-cell>
          <table:table-cell table:style-name="Tableau1.D17" office:value-type="float" office:value="20">
            <text:p text:style-name="P40">20</text:p>
          </table:table-cell>
          <table:table-cell table:style-name="Tableau1.E17" table:formula="ooow:&lt;E16&gt;+&lt;D17&gt;" office:value-type="float" office:value="120">
            <text:p text:style-name="P23">120</text:p>
          </table:table-cell>
          <table:table-cell table:style-name="Tableau1.F18" office:value-type="string">
            <text:p text:style-name="P38"/>
          </table:table-cell>
        </table:table-row>
        <table:table-row table:style-name="Tableau1.18">
          <table:table-cell table:style-name="Tableau1.A18">
            <text:p text:style-name="P36"/>
          </table:table-cell>
          <table:table-cell table:style-name="Tableau1.B18" office:value-type="string">
            <text:p text:style-name="P35"/>
          </table:table-cell>
          <table:table-cell table:style-name="Tableau1.C18" office:value-type="string">
            <text:p text:style-name="P16"/>
          </table:table-cell>
          <table:table-cell table:style-name="Tableau1.D18">
            <text:p text:style-name="P37"/>
          </table:table-cell>
          <table:table-cell table:style-name="Tableau1.E18" table:formula="ooow:&lt;E17&gt;+&lt;D18&gt;" office:value-type="float" office:value="120">
            <text:p text:style-name="P23">120</text:p>
          </table:table-cell>
          <table:table-cell table:style-name="Tableau1.F18" office:value-type="string">
            <text:p text:style-name="P38"/>
          </table:table-cell>
        </table:table-row>
        <table:table-row table:style-name="Tableau1.19">
          <table:table-cell table:style-name="Tableau1.A20">
            <text:p text:style-name="P36"/>
          </table:table-cell>
          <table:table-cell table:style-name="Tableau1.B20" office:value-type="string">
            <text:p text:style-name="P35"/>
          </table:table-cell>
          <table:table-cell table:style-name="Tableau1.C20" office:value-type="string">
            <text:p text:style-name="P16"/>
          </table:table-cell>
          <table:table-cell table:style-name="Tableau1.D20">
            <text:p text:style-name="P37"/>
          </table:table-cell>
          <table:table-cell table:style-name="Tableau1.E19" table:formula="ooow:&lt;E18&gt;+&lt;D19&gt;" office:value-type="float" office:value="120">
            <text:p text:style-name="P23">120</text:p>
          </table:table-cell>
          <table:table-cell table:style-name="Tableau1.F20" office:value-type="string">
            <text:p text:style-name="P38"/>
          </table:table-cell>
        </table:table-row>
        <table:table-row table:style-name="Tableau1.20">
          <table:table-cell table:style-name="Tableau1.A20">
            <text:p text:style-name="P36"/>
          </table:table-cell>
          <table:table-cell table:style-name="Tableau1.B20" office:value-type="string">
            <text:p text:style-name="P35"/>
          </table:table-cell>
          <table:table-cell table:style-name="Tableau1.C20" office:value-type="string">
            <text:p text:style-name="P16"/>
          </table:table-cell>
          <table:table-cell table:style-name="Tableau1.D20">
            <text:p text:style-name="P37"/>
          </table:table-cell>
          <table:table-cell table:style-name="Tableau1.E20" table:formula="ooow:&lt;E19&gt;+&lt;D20&gt;" office:value-type="float" office:value="120">
            <text:p text:style-name="P23">120</text:p>
          </table:table-cell>
          <table:table-cell table:style-name="Tableau1.F20" office:value-type="string">
            <text:p text:style-name="P38"/>
          </table:table-cell>
        </table:table-row>
        <table:table-row table:style-name="Tableau1.21">
          <table:table-cell table:style-name="Tableau1.A22">
            <text:p text:style-name="P36"/>
          </table:table-cell>
          <table:table-cell table:style-name="Tableau1.B22" office:value-type="string">
            <text:p text:style-name="P35"/>
          </table:table-cell>
          <table:table-cell table:style-name="Tableau1.C22" office:value-type="string">
            <text:p text:style-name="P16">Exercices en DM</text:p>
          </table:table-cell>
          <table:table-cell table:style-name="Tableau1.D22">
            <text:p text:style-name="P37"/>
          </table:table-cell>
          <table:table-cell table:style-name="Tableau1.E21" table:formula="ooow:&lt;E20&gt;+&lt;D21&gt;" office:value-type="float" office:value="120">
            <text:p text:style-name="P23">120</text:p>
          </table:table-cell>
          <table:table-cell table:style-name="Tableau1.F22" office:value-type="string">
            <text:p text:style-name="P38"/>
          </table:table-cell>
        </table:table-row>
        <table:table-row table:style-name="Tableau1.22">
          <table:table-cell table:style-name="Tableau1.A22">
            <text:p text:style-name="P36"/>
          </table:table-cell>
          <table:table-cell table:style-name="Tableau1.B22" office:value-type="string">
            <text:p text:style-name="P35"/>
          </table:table-cell>
          <table:table-cell table:style-name="Tableau1.C22" office:value-type="string">
            <text:p text:style-name="P16">Correction DM</text:p>
          </table:table-cell>
          <table:table-cell table:style-name="Tableau1.D22">
            <text:p text:style-name="P37"/>
          </table:table-cell>
          <table:table-cell table:style-name="Tableau1.E22">
            <text:p text:style-name="P23"/>
          </table:table-cell>
          <table:table-cell table:style-name="Tableau1.F22" office:value-type="string">
            <text:p text:style-name="P38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f4fc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1</text:span>-Fonctions polynôme du second degré<text:tab/><text:tab/><text:span text:style-name="MT2">Page: </text:span><text:span text:style-name="MT2"><text:page-number text:select-page="current">2</text:page-number></text:span><text:span text:style-name="MT2">sur </text:span><text:span text:style-name="MT2"><text:page-count>2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7T11:11:15.868334441</dc:date>
    <meta:editing-duration>P3DT17H31M55S</meta:editing-duration>
    <meta:editing-cycles>816</meta:editing-cycles>
    <meta:generator>LibreOffice/7.3.5.2$Linux_X86_64 LibreOffice_project/184fe81b8c8c30d8b5082578aee2fed2ea847c01</meta:generator>
    <meta:document-statistic meta:table-count="1" meta:image-count="0" meta:object-count="1" meta:page-count="2" meta:paragraph-count="82" meta:word-count="198" meta:character-count="1074" meta:non-whitespace-character-count="956"/>
  </office:meta>
</office:document-meta>
</file>

<file path=Object 1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